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ProviderExposingInterceptor.ResourceUrlProviderExposingInterceptor( ResourceUrlProvider resourceUrl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UrlProviderExposingInterceptor.preHandle( HttpServletRequest request , HttpServletResponse response ,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